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P6" style:parent-style-name="Textbodyuser" style:family="paragraph">
      <style:text-properties style:font-name="Calibri" fo:font-weight="bold" style:font-weight-asian="bold"/>
    </style:style>
    <style:style style:name="P7" style:parent-style-name="Standard" style:family="paragraph">
      <style:paragraph-properties fo:text-align="justify"/>
      <style:text-properties fo:font-size="10pt" style:font-size-asian="10pt" style:font-size-complex="10pt"/>
    </style:style>
    <style:style style:name="P8" style:parent-style-name="Standard" style:family="paragraph">
      <style:paragraph-properties fo:text-align="justify"/>
      <style:text-properties fo:font-weight="bold" style:font-weight-asian="bold" style:font-weight-complex="bold"/>
    </style:style>
    <style:style style:name="P9" style:parent-style-name="Standard" style:family="paragraph">
      <style:paragraph-properties fo:text-align="justify"/>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fo:font-size="10pt" style:font-size-asian="10pt" style:font-size-complex="10pt"/>
    </style:style>
    <style:style style:name="P14" style:parent-style-name="Standard" style:family="paragraph">
      <style:paragraph-properties fo:text-align="justify"/>
      <style:text-properties fo:font-size="10pt" style:font-size-asian="10pt" style:font-size-complex="10pt"/>
    </style:style>
    <style:style style:name="P15" style:parent-style-name="Standard" style:family="paragraph">
      <style:paragraph-properties fo:text-align="justify"/>
      <style:text-properties fo:font-size="10pt" style:font-size-asian="10pt" style:font-size-complex="10pt"/>
    </style:style>
    <style:style style:name="P16" style:parent-style-name="ListParagraph" style:list-style-name="WWNum1" style:family="paragraph">
      <style:paragraph-properties style:vertical-align="baseline" fo:line-height="102%"/>
      <style:text-properties fo:font-size="10pt" style:font-size-asian="10pt" style:font-size-complex="8pt"/>
    </style:style>
    <style:style style:name="P17" style:parent-style-name="ListParagraph" style:list-style-name="WWNum1" style:family="paragraph">
      <style:paragraph-properties style:vertical-align="baseline" fo:line-height="102%"/>
      <style:text-properties fo:font-size="10pt" style:font-size-asian="10pt" style:font-size-complex="8pt"/>
    </style:style>
    <style:style style:name="P18" style:parent-style-name="ListParagraph" style:list-style-name="WWNum1" style:family="paragraph">
      <style:paragraph-properties style:vertical-align="baseline" fo:line-height="102%"/>
      <style:text-properties fo:font-size="10pt" style:font-size-asian="10pt" style:font-size-complex="8pt"/>
    </style:style>
    <style:style style:name="P19" style:parent-style-name="ListParagraph" style:list-style-name="WWNum1" style:family="paragraph">
      <style:paragraph-properties style:vertical-align="baseline" fo:line-height="102%"/>
      <style:text-properties fo:font-size="10pt" style:font-size-asian="10pt" style:font-size-complex="8pt"/>
    </style:style>
    <style:style style:name="P20" style:parent-style-name="ListParagraph" style:list-style-name="WWNum1" style:family="paragraph">
      <style:paragraph-properties style:vertical-align="baseline" fo:line-height="102%"/>
      <style:text-properties fo:font-size="10pt" style:font-size-asian="10pt" style:font-size-complex="8pt"/>
    </style:style>
    <style:style style:name="P21" style:parent-style-name="Standard" style:family="paragraph">
      <style:paragraph-properties fo:text-align="justify"/>
      <style:text-properties fo:font-size="10pt" style:font-size-asian="10pt" style:font-size-complex="8pt"/>
    </style:style>
    <style:style style:name="P22" style:parent-style-name="Standard" style:family="paragraph">
      <style:text-properties fo:font-size="10pt" style:font-size-asian="10pt" style:font-size-complex="8pt"/>
    </style:style>
    <style:style style:name="TableColumn24" style:family="table-column">
      <style:table-column-properties style:column-width="0.6597in" style:use-optimal-column-width="false"/>
    </style:style>
    <style:style style:name="TableColumn25" style:family="table-column">
      <style:table-column-properties style:column-width="0.4611in" style:use-optimal-column-width="false"/>
    </style:style>
    <style:style style:name="TableColumn26" style:family="table-column">
      <style:table-column-properties style:column-width="0.4618in" style:use-optimal-column-width="false"/>
    </style:style>
    <style:style style:name="TableColumn27" style:family="table-column">
      <style:table-column-properties style:column-width="0.4506in" style:use-optimal-column-width="false"/>
    </style:style>
    <style:style style:name="TableColumn28" style:family="table-column">
      <style:table-column-properties style:column-width="0.4909in" style:use-optimal-column-width="false"/>
    </style:style>
    <style:style style:name="TableColumn29" style:family="table-column">
      <style:table-column-properties style:column-width="0.4687in" style:use-optimal-column-width="false"/>
    </style:style>
    <style:style style:name="Table23" style:family="table">
      <style:table-properties style:width="2.993in" fo:margin-left="0.0034in" table:align="left"/>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margin-bottom="0in"/>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center" fo:margin-bottom="0in"/>
      <style:text-properties fo:font-size="8pt" style:font-size-asian="8pt" style:font-size-complex="8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style:text-properties fo:font-size="8pt" style:font-size-asian="8pt" style:font-size-complex="8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fo:margin-bottom="0in"/>
      <style:text-properties fo:font-size="8pt" style:font-size-asian="8pt" style:font-size-complex="8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style:text-properties fo:font-size="8pt" style:font-size-asian="8pt" style:font-size-complex="8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text-align="center" fo:margin-bottom="0in"/>
      <style:text-properties fo:font-size="8pt" style:font-size-asian="8pt" style:font-size-complex="8pt"/>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style:text-properties fo:font-size="8pt" style:font-size-asian="8pt" style:font-size-complex="8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style:text-properties fo:font-size="8pt" style:font-size-asian="8pt" style:font-size-complex="8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center" fo:margin-bottom="0in"/>
      <style:text-properties fo:font-size="8pt" style:font-size-asian="8pt" style:font-size-complex="8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center" fo:margin-bottom="0in"/>
      <style:text-properties fo:font-size="8pt" style:font-size-asian="8pt" style:font-size-complex="8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fo:margin-bottom="0in"/>
      <style:text-properties fo:font-size="8pt" style:font-size-asian="8pt" style:font-size-complex="8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fo:margin-bottom="0in"/>
      <style:text-properties fo:font-size="8pt" style:font-size-asian="8pt" style:font-size-complex="8pt"/>
    </style:style>
    <style:style style:name="P56" style:parent-style-name="Standard" style:family="paragraph">
      <style:text-properties fo:font-size="10pt" style:font-size-asian="10pt" style:font-size-complex="8pt"/>
    </style:style>
    <style:style style:name="P57" style:parent-style-name="Standard" style:family="paragraph">
      <style:paragraph-properties fo:text-align="justify"/>
      <style:text-properties fo:font-size="10pt" style:font-size-asian="10pt" style:font-size-complex="8pt"/>
    </style:style>
    <style:style style:name="P58" style:parent-style-name="Standard" style:family="paragraph">
      <style:paragraph-properties fo:text-align="justify"/>
      <style:text-properties fo:font-size="10pt" style:font-size-asian="10pt" style:font-size-complex="8pt"/>
    </style:style>
    <style:style style:name="P59"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60" style:parent-style-name="Standard" style:family="paragraph">
      <style:paragraph-properties fo:text-align="justify"/>
      <style:text-properties fo:font-size="10pt" style:font-size-asian="10pt" style:font-size-complex="8pt"/>
    </style:style>
    <style:style style:name="P61" style:parent-style-name="Textbodyuser" style:family="paragraph">
      <style:text-properties style:font-name="Calibri" fo:font-weight="bold" style:font-weight-asian="bold" fo:font-size="11pt" style:font-size-asian="11pt" style:font-size-complex="11pt"/>
    </style:style>
    <style:style style:name="P62" style:parent-style-name="Standard" style:family="paragraph">
      <style:paragraph-properties fo:text-align="justify"/>
    </style:style>
    <style:style style:name="T63" style:parent-style-name="DefaultParagraphFont" style:family="text">
      <style:text-properties fo:font-size="10pt" style:font-size-asian="10pt" style:font-size-complex="10pt"/>
    </style:style>
    <style:style style:name="T6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P67" style:parent-style-name="Textbodyuser" style:family="paragraph">
      <style:text-properties style:font-name="Calibri" fo:font-weight="bold" style:font-weight-asian="bold" fo:font-size="11pt" style:font-size-asian="11pt" style:font-size-complex="11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70"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71" style:parent-style-name="Standard" style:family="paragraph">
      <style:paragraph-properties fo:text-align="justify"/>
    </style:style>
    <style:style style:name="T7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T75" style:parent-style-name="DefaultParagraphFont" style:family="text">
      <style:text-properties fo:font-style="italic" style:font-style-asian="italic" style:font-style-complex="italic" fo:font-size="10pt" style:font-size-asian="10pt" style:font-size-complex="10pt"/>
    </style:style>
    <style:style style:name="P7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8" style:parent-style-name="Standard" style:family="paragraph">
      <style:paragraph-properties fo:text-align="justify"/>
    </style:style>
    <style:style style:name="T7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T82" style:parent-style-name="DefaultParagraphFont" style:family="text">
      <style:text-properties fo:font-style="italic" style:font-style-asian="italic" style:font-style-complex="italic" fo:font-size="10pt" style:font-size-asian="10pt" style:font-size-complex="10pt"/>
    </style:style>
    <style:style style:name="T83" style:parent-style-name="DefaultParagraphFont" style:family="text">
      <style:text-properties fo:font-style="italic" style:font-style-asian="italic" style:font-style-complex="italic" fo:font-size="10pt" style:font-size-asian="10pt" style:font-size-complex="10pt"/>
    </style:style>
    <style:style style:name="P84"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weight="bold" style:font-weight-asian="bold" fo:font-size="11pt" style:font-size-asian="11pt" style:font-size-complex="11pt"/>
    </style:style>
    <style:style style:name="P85" style:parent-style-name="Textbodyuser" style:family="paragraph">
      <style:text-properties style:font-name="Calibri" fo:font-weight="bold" style:font-weight-asian="bold"/>
    </style:style>
    <style:style style:name="P86" style:parent-style-name="Standard" style:family="paragraph">
      <style:paragraph-properties fo:text-align="justify"/>
      <style:text-properties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0" style:parent-style-name="DefaultParagraphFont" style:family="text">
      <style:text-properties fo:font-size="10pt" style:font-size-asian="10pt" style:font-size-complex="10pt"/>
    </style:style>
    <style:style style:name="T9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94" style:parent-style-name="DefaultParagraphFont" style:family="text">
      <style:text-properties fo:font-size="10pt" style:font-size-asian="10pt" style:font-size-complex="10pt"/>
    </style:style>
    <style:style style:name="T95" style:parent-style-name="DefaultParagraphFont" style:family="text">
      <style:text-properties fo:font-size="10pt" style:font-size-asian="10pt" style:font-size-complex="10pt"/>
    </style:style>
    <style:style style:name="P96" style:parent-style-name="Standard" style:family="paragraph">
      <style:paragraph-properties fo:text-align="justify"/>
      <style:text-properties fo:font-weight="bold" style:font-weight-asian="bold" style:font-weight-complex="bold"/>
    </style:style>
    <style:style style:name="P97" style:parent-style-name="Standard" style:family="paragraph">
      <style:paragraph-properties fo:text-align="justify"/>
      <style:text-properties fo:font-size="10pt" style:font-size-asian="10pt" style:font-size-complex="10pt"/>
    </style:style>
    <style:style style:name="P9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99" style:parent-style-name="Standard" style:family="paragraph">
      <style:paragraph-properties fo:text-align="justify"/>
    </style:style>
    <style:style style:name="T100" style:parent-style-name="DefaultParagraphFont" style:family="text">
      <style:text-properties fo:font-size="10pt" style:font-size-asian="10pt" style:font-size-complex="10pt"/>
    </style:style>
    <style:style style:name="T10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02" style:parent-style-name="DefaultParagraphFont" style:family="text">
      <style:text-properties fo:font-size="10pt" style:font-size-asian="10pt" style:font-size-complex="10pt"/>
    </style:style>
    <style:style style:name="T103" style:parent-style-name="DefaultParagraphFont" style:family="text">
      <style:text-properties fo:font-size="10pt" style:font-size-asian="10pt" style:font-size-complex="10pt"/>
    </style:style>
    <style:style style:name="P104" style:parent-style-name="Standard" style:family="paragraph">
      <style:paragraph-properties fo:text-align="justify"/>
    </style:style>
    <style:style style:name="T105" style:parent-style-name="DefaultParagraphFont" style:family="text">
      <style:text-properties fo:font-size="10pt" style:font-size-asian="10pt" style:font-size-complex="10pt"/>
    </style:style>
    <style:style style:name="P106" style:parent-style-name="ListParagraph" style:list-style-name="WWNum2" style:family="paragraph">
      <style:paragraph-properties fo:text-align="justify" style:vertical-align="baseline" fo:line-height="102%">
        <style:tab-stops>
          <style:tab-stop style:type="left" style:position="1.2673in"/>
        </style:tab-stops>
      </style:paragraph-properties>
    </style:style>
    <style:style style:name="T107" style:parent-style-name="DefaultParagraphFont" style:family="text">
      <style:text-properties fo:font-weight="bold" style:font-weight-asian="bold" style:font-weight-complex="bold" fo:font-size="10pt" style:font-size-asian="10pt" style:font-size-complex="10pt"/>
    </style:style>
    <style:style style:name="T10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9" style:parent-style-name="DefaultParagraphFont" style:family="text">
      <style:text-properties fo:font-size="10pt" style:font-size-asian="10pt" style:font-size-complex="10pt"/>
    </style:style>
    <style:style style:name="T110" style:parent-style-name="DefaultParagraphFont" style:family="text">
      <style:text-properties fo:font-size="10pt" style:font-size-asian="10pt" style:font-size-complex="10pt"/>
    </style:style>
    <style:style style:name="P111" style:parent-style-name="ListParagraph" style:list-style-name="WWNum2" style:family="paragraph">
      <style:paragraph-properties fo:text-align="justify" style:vertical-align="baseline" fo:line-height="102%" fo:margin-left="0.25in" fo:text-indent="-0.25in">
        <style:tab-stops/>
      </style:paragraph-properties>
    </style:style>
    <style:style style:name="T11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3" style:parent-style-name="DefaultParagraphFont" style:family="text">
      <style:text-properties fo:font-size="10pt" style:font-size-asian="10pt" style:font-size-complex="10pt"/>
    </style:style>
    <style:style style:name="P114" style:parent-style-name="ListParagraph" style:list-style-name="WWNum2" style:family="paragraph">
      <style:paragraph-properties fo:text-align="justify" style:vertical-align="baseline" fo:line-height="102%" fo:margin-left="0.25in" fo:text-indent="-0.25in">
        <style:tab-stops/>
      </style:paragraph-properties>
    </style:style>
    <style:style style:name="T11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6" style:parent-style-name="DefaultParagraphFont" style:family="text">
      <style:text-properties fo:font-size="10pt" style:font-size-asian="10pt" style:font-size-complex="10pt"/>
    </style:style>
    <style:style style:name="P117" style:parent-style-name="ListParagraph" style:list-style-name="WWNum2" style:family="paragraph">
      <style:paragraph-properties fo:text-align="justify" style:vertical-align="baseline" fo:line-height="102%" fo:margin-left="0.25in" fo:text-indent="-0.25in">
        <style:tab-stops/>
      </style:paragraph-properties>
    </style:style>
    <style:style style:name="T11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9" style:parent-style-name="DefaultParagraphFont" style:family="text">
      <style:text-properties fo:font-size="10pt" style:font-size-asian="10pt" style:font-size-complex="10pt"/>
    </style:style>
    <style:style style:name="P120" style:parent-style-name="ListParagraph" style:list-style-name="WWNum2" style:family="paragraph">
      <style:paragraph-properties fo:text-align="justify" style:vertical-align="baseline" fo:line-height="102%" fo:margin-left="0.25in" fo:text-indent="-0.25in">
        <style:tab-stops/>
      </style:paragraph-properties>
    </style:style>
    <style:style style:name="T12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2" style:parent-style-name="DefaultParagraphFont" style:family="text">
      <style:text-properties fo:font-size="10pt" style:font-size-asian="10pt" style:font-size-complex="10pt"/>
    </style:style>
    <style:style style:name="P123" style:parent-style-name="ListParagraph" style:list-style-name="WWNum2" style:family="paragraph">
      <style:paragraph-properties fo:text-align="justify" style:vertical-align="baseline" fo:line-height="102%" fo:margin-left="0.25in" fo:text-indent="-0.25in">
        <style:tab-stops/>
      </style:paragraph-properties>
    </style:style>
    <style:style style:name="T12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5" style:parent-style-name="DefaultParagraphFont" style:family="text">
      <style:text-properties fo:font-size="10pt" style:font-size-asian="10pt" style:font-size-complex="10pt"/>
    </style:style>
    <style:style style:name="P126" style:parent-style-name="ListParagraph" style:list-style-name="WWNum2" style:family="paragraph">
      <style:paragraph-properties fo:text-align="justify" style:vertical-align="baseline" fo:line-height="102%" fo:margin-left="0.25in" fo:text-indent="-0.25in">
        <style:tab-stops/>
      </style:paragraph-properties>
    </style:style>
    <style:style style:name="T12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8" style:parent-style-name="DefaultParagraphFont" style:family="text">
      <style:text-properties fo:font-size="10pt" style:font-size-asian="10pt" style:font-size-complex="10pt"/>
    </style:style>
    <style:style style:name="P129" style:parent-style-name="Standard" style:family="paragraph">
      <style:paragraph-properties fo:text-align="justify"/>
      <style:text-properties fo:font-size="10pt" style:font-size-asian="10pt" style:font-size-complex="10pt"/>
    </style:style>
    <style:style style:name="P130"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31" style:parent-style-name="Standard" style:family="paragraph">
      <style:paragraph-properties fo:text-align="justify"/>
    </style:style>
    <style:style style:name="T13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4" style:parent-style-name="DefaultParagraphFont" style:family="text">
      <style:text-properties fo:font-style="italic" style:font-style-asian="italic" style:font-style-complex="italic" fo:font-size="10pt" style:font-size-asian="10pt" style:font-size-complex="10pt"/>
    </style:style>
    <style:style style:name="T135" style:parent-style-name="DefaultParagraphFont" style:family="text">
      <style:text-properties fo:font-style="italic" style:font-style-asian="italic" style:font-style-complex="italic" fo:font-size="10pt" style:font-size-asian="10pt" style:font-size-complex="10pt"/>
    </style:style>
    <style:style style:name="P136" style:parent-style-name="Standard" style:family="paragraph">
      <style:paragraph-properties fo:text-align="justify"/>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style="italic" style:font-style-asian="italic" style:font-style-complex="italic" fo:font-size="10pt" style:font-size-asian="10pt" style:font-size-complex="10pt"/>
    </style:style>
    <style:style style:name="P13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40" style:parent-style-name="Standard" style:family="paragraph">
      <style:paragraph-properties fo:text-align="justify"/>
    </style:style>
    <style:style style:name="T141" style:parent-style-name="DefaultParagraphFont" style:family="text">
      <style:text-properties fo:font-style="italic" style:font-style-asian="italic" style:font-style-complex="italic" fo:font-size="10pt" style:font-size-asian="10pt" style:font-size-complex="10pt"/>
    </style:style>
    <style:style style:name="T142" style:parent-style-name="DefaultParagraphFont" style:family="text">
      <style:text-properties fo:font-style="italic" style:font-style-asian="italic" style:font-style-complex="italic" fo:font-size="10pt" style:font-size-asian="10pt" style:font-size-complex="10pt"/>
    </style:style>
    <style:style style:name="P143"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4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45" style:parent-style-name="Standard" style:family="paragraph">
      <style:paragraph-properties fo:text-align="justify"/>
    </style:style>
    <style:style style:name="T146" style:parent-style-name="DefaultParagraphFont" style:family="text">
      <style:text-properties fo:font-size="10pt" style:font-size-asian="10pt" style:font-size-complex="10pt"/>
    </style:style>
    <style:style style:name="T14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8" style:parent-style-name="DefaultParagraphFont" style:family="text">
      <style:text-properties fo:font-size="10pt" style:font-size-asian="10pt" style:font-size-complex="10pt"/>
    </style:style>
    <style:style style:name="T14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0" style:parent-style-name="DefaultParagraphFont" style:family="text">
      <style:text-properties fo:font-size="10pt" style:font-size-asian="10pt" style:font-size-complex="10pt"/>
    </style:style>
    <style:style style:name="T151" style:parent-style-name="DefaultParagraphFont" style:family="text">
      <style:text-properties fo:font-size="10pt" style:font-size-asian="10pt" style:font-size-complex="10pt"/>
    </style:style>
    <style:style style:name="P152" style:parent-style-name="Standard" style:family="paragraph">
      <style:paragraph-properties fo:text-align="justify"/>
      <style:text-properties fo:font-size="10pt" style:font-size-asian="10pt" style:font-size-complex="10pt"/>
    </style:style>
    <style:style style:name="P153"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54" style:parent-style-name="Standard" style:family="paragraph">
      <style:paragraph-properties fo:text-align="justify"/>
      <style:text-properties fo:font-size="10pt" style:font-size-asian="10pt" style:font-size-complex="10pt"/>
    </style:style>
    <style:style style:name="P155" style:parent-style-name="Standard" style:family="paragraph">
      <style:paragraph-properties fo:text-align="justify"/>
      <style:text-properties fo:font-size="10pt" style:font-size-asian="10pt" style:font-size-complex="10pt"/>
    </style:style>
    <style:style style:name="P156" style:parent-style-name="Standard" style:family="paragraph">
      <style:paragraph-properties fo:text-align="justify"/>
      <style:text-properties fo:font-size="10pt" style:font-size-asian="10pt" style:font-size-complex="10pt"/>
    </style:style>
    <style:style style:name="P157" style:parent-style-name="ListParagraph" style:list-style-name="WWNum2" style:family="paragraph">
      <style:paragraph-properties fo:text-align="justify" style:vertical-align="baseline" fo:line-height="102%">
        <style:tab-stops>
          <style:tab-stop style:type="left" style:position="1.2673in"/>
        </style:tab-stops>
      </style:paragraph-properties>
    </style:style>
    <style:style style:name="T15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9" style:parent-style-name="DefaultParagraphFont" style:family="text">
      <style:text-properties fo:font-size="10pt" style:font-size-asian="10pt" style:font-size-complex="10pt"/>
    </style:style>
    <style:style style:name="T160" style:parent-style-name="DefaultParagraphFont" style:family="text">
      <style:text-properties fo:font-size="10pt" style:font-size-asian="10pt" style:font-size-complex="10pt"/>
    </style:style>
    <style:style style:name="P161" style:parent-style-name="ListParagraph" style:list-style-name="WWNum2" style:family="paragraph">
      <style:paragraph-properties fo:text-align="justify" style:vertical-align="baseline" fo:line-height="102%">
        <style:tab-stops>
          <style:tab-stop style:type="left" style:position="1.2673in"/>
        </style:tab-stops>
      </style:paragraph-properties>
    </style:style>
    <style:style style:name="T16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3" style:parent-style-name="DefaultParagraphFont" style:family="text">
      <style:text-properties fo:font-size="10pt" style:font-size-asian="10pt" style:font-size-complex="10pt"/>
    </style:style>
    <style:style style:name="P164" style:parent-style-name="ListParagraph" style:list-style-name="WWNum2" style:family="paragraph">
      <style:paragraph-properties fo:text-align="justify" style:vertical-align="baseline" fo:line-height="102%">
        <style:tab-stops>
          <style:tab-stop style:type="left" style:position="1.2673in"/>
        </style:tab-stops>
      </style:paragraph-properties>
    </style:style>
    <style:style style:name="T16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6" style:parent-style-name="DefaultParagraphFont" style:family="text">
      <style:text-properties fo:font-size="10pt" style:font-size-asian="10pt" style:font-size-complex="10pt"/>
    </style:style>
    <style:style style:name="T167" style:parent-style-name="DefaultParagraphFont" style:family="text">
      <style:text-properties fo:font-size="10pt" style:font-size-asian="10pt" style:font-size-complex="10pt"/>
    </style:style>
    <style:style style:name="P16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69" style:parent-style-name="Normal" style:family="paragraph">
      <style:paragraph-properties fo:text-align="justify" style:vertical-align="baseline" fo:line-height="102%">
        <style:tab-stops>
          <style:tab-stop style:type="left" style:position="0.25in"/>
        </style:tab-stops>
      </style:paragraph-properties>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4" style:parent-style-name="DefaultParagraphFont" style:family="text">
      <style:text-properties fo:font-size="10pt" style:font-size-asian="10pt" style:font-size-complex="10pt"/>
    </style:style>
    <style:style style:name="T175" style:parent-style-name="DefaultParagraphFont" style:family="text">
      <style:text-properties fo:font-size="10pt" style:font-size-asian="10pt" style:font-size-complex="10pt"/>
    </style:style>
    <style:style style:name="P176" style:parent-style-name="Normal" style:family="paragraph">
      <style:paragraph-properties fo:text-align="justify" style:vertical-align="baseline" fo:line-height="102%">
        <style:tab-stops>
          <style:tab-stop style:type="left" style:position="0.25in"/>
        </style:tab-stops>
      </style:paragraph-properties>
      <style:text-properties fo:font-size="10pt" style:font-size-asian="10pt" style:font-size-complex="10pt"/>
    </style:style>
    <style:style style:name="P177" style:parent-style-name="Normal" style:family="paragraph">
      <style:paragraph-properties fo:text-align="justify" style:vertical-align="baseline" fo:line-height="102%">
        <style:tab-stops>
          <style:tab-stop style:type="left" style:position="0.25in"/>
        </style:tab-stops>
      </style:paragraph-properties>
    </style:style>
    <style:style style:name="T17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9" style:parent-style-name="DefaultParagraphFont" style:family="text">
      <style:text-properties fo:font-size="10pt" style:font-size-asian="10pt" style:font-size-complex="10pt"/>
    </style:style>
    <style:style style:name="P180" style:parent-style-name="Standard" style:family="paragraph">
      <style:paragraph-properties fo:text-align="justify"/>
    </style:style>
    <style:style style:name="T181" style:parent-style-name="DefaultParagraphFont" style:family="text">
      <style:text-properties fo:font-size="10pt" style:font-size-asian="10pt" style:font-size-complex="10pt"/>
    </style:style>
    <style:style style:name="T18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3" style:parent-style-name="DefaultParagraphFont" style:family="text">
      <style:text-properties fo:font-size="10pt" style:font-size-asian="10pt" style:font-size-complex="10pt"/>
    </style:style>
    <style:style style:name="P184" style:parent-style-name="Standard" style:family="paragraph">
      <style:paragraph-properties fo:text-align="justify"/>
      <style:text-properties fo:font-size="10pt" style:font-size-asian="10pt" style:font-size-complex="10pt"/>
    </style:style>
    <style:style style:name="P185" style:parent-style-name="Standard" style:family="paragraph">
      <style:paragraph-properties fo:text-align="justify"/>
    </style:style>
    <style:style style:name="T186" style:parent-style-name="DefaultParagraphFont" style:family="text">
      <style:text-properties fo:font-size="10pt" style:font-size-asian="10pt" style:font-size-complex="10pt"/>
    </style:style>
    <style:style style:name="T18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8" style:parent-style-name="DefaultParagraphFont" style:family="text">
      <style:text-properties fo:font-size="10pt" style:font-size-asian="10pt" style:font-size-complex="10pt"/>
    </style:style>
    <style:style style:name="P189" style:parent-style-name="Normal" style:family="paragraph">
      <style:paragraph-properties fo:text-align="justify" style:vertical-align="baseline" fo:line-height="102%">
        <style:tab-stops>
          <style:tab-stop style:type="left" style:position="0.25in"/>
        </style:tab-stops>
      </style:paragraph-properties>
      <style:text-properties fo:font-size="10pt" style:font-size-asian="10pt" style:font-size-complex="10pt"/>
    </style:style>
    <style:style style:name="P190" style:parent-style-name="Standard" style:family="paragraph">
      <style:paragraph-properties fo:text-align="justify"/>
    </style:style>
    <style:style style:name="T19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5" style:parent-style-name="DefaultParagraphFont" style:family="text">
      <style:text-properties fo:font-size="10pt" style:font-size-asian="10pt" style:font-size-complex="10pt"/>
    </style:style>
    <style:style style:name="P196" style:parent-style-name="Standard" style:family="paragraph">
      <style:paragraph-properties fo:text-align="justify"/>
    </style:style>
    <style:style style:name="T19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P200" style:parent-style-name="Standard" style:family="paragraph">
      <style:paragraph-properties fo:text-align="justify"/>
    </style:style>
    <style:style style:name="T201" style:parent-style-name="DefaultParagraphFont" style:family="text">
      <style:text-properties fo:font-size="10pt" style:font-size-asian="10pt" style:font-size-complex="10pt"/>
    </style:style>
    <style:style style:name="T202" style:parent-style-name="DefaultParagraphFont" style:family="text">
      <style:text-properties fo:font-size="10pt" style:font-size-asian="10pt" style:font-size-complex="10pt"/>
    </style:style>
    <style:style style:name="T203" style:parent-style-name="DefaultParagraphFont" style:family="text">
      <style:text-properties fo:font-size="10pt" style:font-size-asian="10pt" style:font-size-complex="10pt"/>
    </style:style>
    <style:style style:name="T20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5" style:parent-style-name="DefaultParagraphFont" style:family="text">
      <style:text-properties fo:font-size="10pt" style:font-size-asian="10pt" style:font-size-complex="10pt"/>
    </style:style>
    <style:style style:name="P206" style:parent-style-name="Standard" style:family="paragraph">
      <style:paragraph-properties fo:text-align="justify"/>
    </style:style>
    <style:style style:name="T20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08" style:parent-style-name="DefaultParagraphFont" style:family="text">
      <style:text-properties fo:font-size="10pt" style:font-size-asian="10pt" style:font-size-complex="10pt"/>
    </style:style>
    <style:style style:name="T209" style:parent-style-name="DefaultParagraphFont" style:family="text">
      <style:text-properties fo:font-size="10pt" style:font-size-asian="10pt" style:font-size-complex="10pt"/>
    </style:style>
    <style:style style:name="T2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1" style:parent-style-name="DefaultParagraphFont" style:family="text">
      <style:text-properties fo:font-size="10pt" style:font-size-asian="10pt" style:font-size-complex="10pt"/>
    </style:style>
    <style:style style:name="P212" style:parent-style-name="Standard" style:family="paragraph">
      <style:paragraph-properties fo:text-align="justify"/>
    </style:style>
    <style:style style:name="T21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14" style:parent-style-name="DefaultParagraphFont" style:family="text">
      <style:text-properties fo:font-size="10pt" style:font-size-asian="10pt" style:font-size-complex="10pt"/>
    </style:style>
    <style:style style:name="P21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16" style:parent-style-name="Standard" style:family="paragraph">
      <style:paragraph-properties fo:text-align="justify"/>
      <style:text-properties fo:font-size="10pt" style:font-size-asian="10pt" style:font-size-complex="10pt"/>
    </style:style>
    <style:style style:name="P217" style:parent-style-name="Standard" style:family="paragraph">
      <style:paragraph-properties fo:text-align="justify"/>
      <style:text-properties fo:font-size="10pt" style:font-size-asian="10pt" style:font-size-complex="10pt"/>
    </style:style>
    <style:style style:name="P218" style:parent-style-name="Standard" style:family="paragraph">
      <style:paragraph-properties fo:text-align="justify"/>
      <style:text-properties fo:font-size="10pt" style:font-size-asian="10pt" style:font-size-complex="10pt"/>
    </style:style>
    <style:style style:name="P21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20" style:parent-style-name="Standard" style:family="paragraph">
      <style:paragraph-properties fo:text-align="justify"/>
      <style:text-properties fo:font-size="10pt" style:font-size-asian="10pt" style:font-size-complex="10pt"/>
    </style:style>
    <style:style style:name="P221" style:parent-style-name="Standard" style:family="paragraph">
      <style:paragraph-properties fo:text-align="justify"/>
    </style:style>
    <style:style style:name="T222" style:parent-style-name="DefaultParagraphFont" style:family="text">
      <style:text-properties fo:font-size="10pt" style:font-size-asian="10pt" style:font-size-complex="10pt"/>
    </style:style>
    <style:style style:name="T2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4" style:parent-style-name="DefaultParagraphFont" style:family="text">
      <style:text-properties fo:font-size="10pt" style:font-size-asian="10pt" style:font-size-complex="10pt"/>
    </style:style>
    <style:style style:name="T22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6" style:parent-style-name="DefaultParagraphFont" style:family="text">
      <style:text-properties fo:font-size="10pt" style:font-size-asian="10pt" style:font-size-complex="10pt"/>
    </style:style>
    <style:style style:name="T227" style:parent-style-name="DefaultParagraphFont" style:family="text">
      <style:text-properties fo:font-size="10pt" style:font-size-asian="10pt" style:font-size-complex="10pt"/>
    </style:style>
    <style:style style:name="P228" style:parent-style-name="Standard" style:family="paragraph">
      <style:paragraph-properties fo:text-align="justify"/>
    </style:style>
    <style:style style:name="T229" style:parent-style-name="DefaultParagraphFont" style:family="text">
      <style:text-properties fo:font-size="10pt" style:font-size-asian="10pt" style:font-size-complex="10pt"/>
    </style:style>
    <style:style style:name="T230" style:parent-style-name="DefaultParagraphFont" style:family="text">
      <style:text-properties fo:font-size="10pt" style:font-size-asian="10pt" style:font-size-complex="10pt"/>
    </style:style>
    <style:style style:name="T23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2" style:parent-style-name="DefaultParagraphFont" style:family="text">
      <style:text-properties fo:font-size="10pt" style:font-size-asian="10pt" style:font-size-complex="10pt"/>
    </style:style>
    <style:style style:name="P233" style:parent-style-name="Standard" style:family="paragraph">
      <style:paragraph-properties fo:text-align="justify"/>
    </style:style>
    <style:style style:name="T234" style:parent-style-name="DefaultParagraphFont" style:family="text">
      <style:text-properties fo:font-size="10pt" style:font-size-asian="10pt" style:font-size-complex="10pt"/>
    </style:style>
    <style:style style:name="P23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36" style:parent-style-name="Standard" style:family="paragraph">
      <style:paragraph-properties fo:text-align="justify"/>
    </style:style>
    <style:style style:name="T237" style:parent-style-name="DefaultParagraphFont" style:family="text">
      <style:text-properties fo:font-size="10pt" style:font-size-asian="10pt" style:font-size-complex="10pt"/>
    </style:style>
    <style:style style:name="T238" style:parent-style-name="DefaultParagraphFont" style:family="text">
      <style:text-properties fo:font-size="10pt" style:font-size-asian="10pt" style:font-size-complex="10pt"/>
    </style:style>
    <style:style style:name="P23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0" style:parent-style-name="Standard" style:family="paragraph">
      <style:paragraph-properties fo:text-align="justify"/>
      <style:text-properties fo:font-size="10pt" style:font-size-asian="10pt" style:font-size-complex="10pt"/>
    </style:style>
    <style:style style:name="P24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2" style:parent-style-name="Standard" style:family="paragraph">
      <style:paragraph-properties fo:text-align="justify"/>
      <style:text-properties fo:font-size="10pt" style:font-size-asian="10pt" style:font-size-complex="10pt"/>
    </style:style>
    <style:style style:name="P24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4" style:parent-style-name="Standard" style:family="paragraph">
      <style:paragraph-properties fo:text-align="justify"/>
      <style:text-properties fo:font-size="10pt" style:font-size-asian="10pt" style:font-size-complex="10pt"/>
    </style:style>
    <style:style style:name="P245" style:parent-style-name="Normal" style:family="paragraph">
      <style:paragraph-properties fo:text-align="justify" style:vertical-align="baseline" fo:line-height="102%">
        <style:tab-stops>
          <style:tab-stop style:type="left" style:position="0.25in"/>
        </style:tab-stops>
      </style:paragraph-properties>
      <style:text-properties fo:font-weight="bold" style:font-weight-asian="bold" style:font-weight-complex="bold"/>
    </style:style>
    <style:style style:name="P246" style:parent-style-name="Normal" style:family="paragraph">
      <style:paragraph-properties fo:text-align="justify" style:vertical-align="baseline" fo:line-height="102%">
        <style:tab-stops>
          <style:tab-stop style:type="left" style:position="0.25in"/>
        </style:tab-stops>
      </style:paragraph-properties>
    </style:style>
    <style:style style:name="T247" style:parent-style-name="DefaultParagraphFont" style:family="text">
      <style:text-properties fo:font-size="10pt" style:font-size-asian="10pt" style:font-size-complex="10pt"/>
    </style:style>
    <style:style style:name="T24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9" style:parent-style-name="DefaultParagraphFont" style:family="text">
      <style:text-properties fo:font-size="10pt" style:font-size-asian="10pt" style:font-size-complex="10pt"/>
    </style:style>
    <style:style style:name="T25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1" style:parent-style-name="DefaultParagraphFont" style:family="text">
      <style:text-properties fo:font-size="10pt" style:font-size-asian="10pt" style:font-size-complex="10pt"/>
    </style:style>
    <style:style style:name="P252" style:parent-style-name="Standard" style:family="paragraph">
      <style:paragraph-properties fo:text-align="justify"/>
    </style:style>
    <style:style style:name="T25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54" style:parent-style-name="DefaultParagraphFont" style:family="text">
      <style:text-properties fo:font-size="10pt" style:font-size-asian="10pt" style:font-size-complex="10pt"/>
    </style:style>
    <style:style style:name="P255" style:parent-style-name="Standard" style:family="paragraph">
      <style:paragraph-properties fo:text-align="justify"/>
    </style:style>
    <style:style style:name="T25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57" style:parent-style-name="DefaultParagraphFont" style:family="text">
      <style:text-properties fo:font-size="10pt" style:font-size-asian="10pt" style:font-size-complex="10pt"/>
    </style:style>
    <style:style style:name="T258" style:parent-style-name="DefaultParagraphFont" style:family="text">
      <style:text-properties fo:font-size="10pt" style:font-size-asian="10pt" style:font-size-complex="10pt"/>
    </style:style>
    <style:style style:name="T25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0" style:parent-style-name="DefaultParagraphFont" style:family="text">
      <style:text-properties fo:font-size="10pt" style:font-size-asian="10pt" style:font-size-complex="10pt"/>
    </style:style>
    <style:style style:name="T26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2" style:parent-style-name="DefaultParagraphFont" style:family="text">
      <style:text-properties fo:font-size="10pt" style:font-size-asian="10pt" style:font-size-complex="10pt"/>
    </style:style>
    <style:style style:name="P263" style:parent-style-name="Standard" style:family="paragraph">
      <style:paragraph-properties fo:text-align="justify"/>
    </style:style>
    <style:style style:name="T264" style:parent-style-name="DefaultParagraphFont" style:family="text">
      <style:text-properties fo:font-size="10pt" style:font-size-asian="10pt" style:font-size-complex="10pt"/>
    </style:style>
    <style:style style:name="T265" style:parent-style-name="DefaultParagraphFont" style:family="text">
      <style:text-properties fo:font-size="10pt" style:font-size-asian="10pt" style:font-size-complex="10pt"/>
    </style:style>
    <style:style style:name="T26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7" style:parent-style-name="DefaultParagraphFont" style:family="text">
      <style:text-properties fo:font-size="10pt" style:font-size-asian="10pt" style:font-size-complex="10pt"/>
    </style:style>
    <style:style style:name="P268" style:parent-style-name="Standard" style:family="paragraph">
      <style:paragraph-properties fo:text-align="justify"/>
    </style:style>
    <style:style style:name="T26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70" style:parent-style-name="DefaultParagraphFont" style:family="text">
      <style:text-properties fo:font-size="10pt" style:font-size-asian="10pt" style:font-size-complex="10pt"/>
    </style:style>
    <style:style style:name="T27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2" style:parent-style-name="DefaultParagraphFont" style:family="text">
      <style:text-properties fo:font-size="10pt" style:font-size-asian="10pt" style:font-size-complex="10pt"/>
    </style:style>
    <style:style style:name="P273" style:parent-style-name="Standard" style:family="paragraph">
      <style:paragraph-properties fo:text-align="justify"/>
    </style:style>
    <style:style style:name="T27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75" style:parent-style-name="DefaultParagraphFont" style:family="text">
      <style:text-properties fo:font-size="10pt" style:font-size-asian="10pt" style:font-size-complex="10pt"/>
    </style:style>
    <style:style style:name="T2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7" style:parent-style-name="DefaultParagraphFont" style:family="text">
      <style:text-properties fo:font-size="10pt" style:font-size-asian="10pt" style:font-size-complex="10pt"/>
    </style:style>
    <style:style style:name="P278" style:parent-style-name="Standard" style:family="paragraph">
      <style:paragraph-properties fo:text-align="justify"/>
    </style:style>
    <style:style style:name="T27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80" style:parent-style-name="DefaultParagraphFont" style:family="text">
      <style:text-properties fo:font-size="10pt" style:font-size-asian="10pt" style:font-size-complex="10pt"/>
    </style:style>
    <style:style style:name="T281" style:parent-style-name="DefaultParagraphFont" style:family="text">
      <style:text-properties fo:font-size="10pt" style:font-size-asian="10pt" style:font-size-complex="10pt"/>
    </style:style>
    <style:style style:name="P282" style:parent-style-name="Standard" style:family="paragraph">
      <style:paragraph-properties fo:text-align="justify"/>
    </style:style>
    <style:style style:name="T283" style:parent-style-name="DefaultParagraphFont" style:family="text">
      <style:text-properties fo:font-size="10pt" style:font-size-asian="10pt" style:font-size-complex="10pt"/>
    </style:style>
    <style:style style:name="T284" style:parent-style-name="DefaultParagraphFont" style:family="text">
      <style:text-properties fo:font-size="10pt" style:font-size-asian="10pt" style:font-size-complex="10pt"/>
    </style:style>
    <style:style style:name="T28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6" style:parent-style-name="DefaultParagraphFont" style:family="text">
      <style:text-properties fo:font-size="10pt" style:font-size-asian="10pt" style:font-size-complex="10pt"/>
    </style:style>
    <style:style style:name="P287" style:parent-style-name="Standard" style:family="paragraph">
      <style:paragraph-properties fo:text-align="justify"/>
    </style:style>
    <style:style style:name="T28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89" style:parent-style-name="DefaultParagraphFont" style:family="text">
      <style:text-properties fo:font-size="10pt" style:font-size-asian="10pt" style:font-size-complex="10pt"/>
    </style:style>
    <style:style style:name="P290" style:parent-style-name="Standard" style:family="paragraph">
      <style:paragraph-properties fo:text-align="justify"/>
    </style:style>
    <style:style style:name="T29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9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93" style:parent-style-name="DefaultParagraphFont" style:family="text">
      <style:text-properties fo:font-size="10pt" style:font-size-asian="10pt" style:font-size-complex="10pt"/>
    </style:style>
    <style:style style:name="T294" style:parent-style-name="DefaultParagraphFont" style:family="text">
      <style:text-properties fo:font-size="10pt" style:font-size-asian="10pt" style:font-size-complex="10pt"/>
    </style:style>
    <style:style style:name="T2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96" style:parent-style-name="DefaultParagraphFont" style:family="text">
      <style:text-properties fo:font-size="10pt" style:font-size-asian="10pt" style:font-size-complex="10pt"/>
    </style:style>
    <style:style style:name="P297" style:parent-style-name="Standard" style:family="paragraph">
      <style:paragraph-properties fo:text-align="justify"/>
    </style:style>
    <style:style style:name="T29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99" style:parent-style-name="DefaultParagraphFont" style:family="text">
      <style:text-properties fo:font-size="10pt" style:font-size-asian="10pt" style:font-size-complex="10pt"/>
    </style:style>
    <style:style style:name="T300" style:parent-style-name="DefaultParagraphFont" style:family="text">
      <style:text-properties fo:font-size="10pt" style:font-size-asian="10pt" style:font-size-complex="10pt"/>
    </style:style>
    <style:style style:name="T30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2" style:parent-style-name="DefaultParagraphFont" style:family="text">
      <style:text-properties fo:font-size="10pt" style:font-size-asian="10pt" style:font-size-complex="10pt"/>
    </style:style>
    <style:style style:name="P303" style:parent-style-name="Standard" style:family="paragraph">
      <style:paragraph-properties fo:text-align="justify"/>
    </style:style>
    <style:style style:name="T30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05" style:parent-style-name="DefaultParagraphFont" style:family="text">
      <style:text-properties fo:font-size="10pt" style:font-size-asian="10pt" style:font-size-complex="10pt"/>
    </style:style>
    <style:style style:name="T306" style:parent-style-name="DefaultParagraphFont" style:family="text">
      <style:text-properties fo:font-size="10pt" style:font-size-asian="10pt" style:font-size-complex="10pt"/>
    </style:style>
    <style:style style:name="P307" style:parent-style-name="Standard" style:family="paragraph">
      <style:paragraph-properties fo:text-align="justify"/>
    </style:style>
    <style:style style:name="T30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09" style:parent-style-name="DefaultParagraphFont" style:family="text">
      <style:text-properties fo:font-size="10pt" style:font-size-asian="10pt" style:font-size-complex="10pt"/>
    </style:style>
    <style:style style:name="T310" style:parent-style-name="DefaultParagraphFont" style:family="text">
      <style:text-properties fo:font-size="10pt" style:font-size-asian="10pt" style:font-size-complex="10pt"/>
    </style:style>
    <style:style style:name="P311" style:parent-style-name="Standard" style:family="paragraph">
      <style:paragraph-properties fo:text-align="justify"/>
    </style:style>
    <style:style style:name="T312" style:parent-style-name="DefaultParagraphFont" style:family="text">
      <style:text-properties fo:font-size="10pt" style:font-size-asian="10pt" style:font-size-complex="10pt"/>
    </style:style>
    <style:style style:name="T3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14" style:parent-style-name="DefaultParagraphFont" style:family="text">
      <style:text-properties fo:font-size="10pt" style:font-size-asian="10pt" style:font-size-complex="10pt"/>
    </style:style>
    <style:style style:name="P315" style:parent-style-name="Standard" style:family="paragraph">
      <style:paragraph-properties fo:text-align="justify"/>
      <style:text-properties fo:font-weight="bold" style:font-weight-asian="bold" style:font-weight-complex="bold"/>
    </style:style>
    <style:style style:name="P316" style:parent-style-name="Standard" style:family="paragraph">
      <style:paragraph-properties fo:text-align="justify"/>
    </style:style>
    <style:style style:name="T317" style:parent-style-name="DefaultParagraphFont" style:family="text">
      <style:text-properties fo:font-size="10pt" style:font-size-asian="10pt" style:font-size-complex="10pt"/>
    </style:style>
    <style:style style:name="T318" style:parent-style-name="DefaultParagraphFont" style:family="text">
      <style:text-properties fo:font-size="10pt" style:font-size-asian="10pt" style:font-size-complex="10pt"/>
    </style:style>
    <style:style style:name="T3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20" style:parent-style-name="DefaultParagraphFont" style:family="text">
      <style:text-properties fo:font-size="10pt" style:font-size-asian="10pt" style:font-size-complex="10pt"/>
    </style:style>
    <style:style style:name="P321" style:parent-style-name="Standard" style:family="paragraph">
      <style:paragraph-properties fo:text-align="justify"/>
    </style:style>
    <style:style style:name="T32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23" style:parent-style-name="DefaultParagraphFont" style:family="text">
      <style:text-properties fo:font-size="10pt" style:font-size-asian="10pt" style:font-size-complex="10pt"/>
    </style:style>
    <style:style style:name="T32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25" style:parent-style-name="DefaultParagraphFont" style:family="text">
      <style:text-properties fo:font-size="10pt" style:font-size-asian="10pt" style:font-size-complex="10pt"/>
    </style:style>
    <style:style style:name="T326" style:parent-style-name="DefaultParagraphFont" style:family="text">
      <style:text-properties fo:font-size="10pt" style:font-size-asian="10pt" style:font-size-complex="10pt"/>
    </style:style>
    <style:style style:name="P327" style:parent-style-name="Standard" style:family="paragraph">
      <style:paragraph-properties fo:text-align="justify"/>
    </style:style>
    <style:style style:name="T32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29" style:parent-style-name="DefaultParagraphFont" style:family="text">
      <style:text-properties fo:font-size="10pt" style:font-size-asian="10pt" style:font-size-complex="10pt"/>
    </style:style>
    <style:style style:name="T330" style:parent-style-name="DefaultParagraphFont" style:family="text">
      <style:text-properties fo:font-size="10pt" style:font-size-asian="10pt" style:font-size-complex="10pt"/>
    </style:style>
    <style:style style:name="P331" style:parent-style-name="Standard" style:family="paragraph">
      <style:paragraph-properties fo:text-align="justify"/>
      <style:text-properties fo:font-size="10pt" style:font-size-asian="10pt" style:font-size-complex="10pt"/>
    </style:style>
    <style:style style:name="P332" style:parent-style-name="Standard" style:family="paragraph">
      <style:paragraph-properties fo:text-align="justify"/>
    </style:style>
    <style:style style:name="T33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34" style:parent-style-name="DefaultParagraphFont" style:family="text">
      <style:text-properties fo:font-size="10pt" style:font-size-asian="10pt" style:font-size-complex="10pt"/>
    </style:style>
    <style:style style:name="T3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36" style:parent-style-name="DefaultParagraphFont" style:family="text">
      <style:text-properties fo:font-size="10pt" style:font-size-asian="10pt" style:font-size-complex="10pt"/>
    </style:style>
    <style:style style:name="T337" style:parent-style-name="DefaultParagraphFont" style:family="text">
      <style:text-properties fo:font-size="10pt" style:font-size-asian="10pt" style:font-size-complex="10pt"/>
    </style:style>
    <style:style style:name="P338" style:parent-style-name="Standard" style:family="paragraph">
      <style:paragraph-properties fo:text-align="justify"/>
    </style:style>
    <style:style style:name="T33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40" style:parent-style-name="DefaultParagraphFont" style:family="text">
      <style:text-properties fo:font-size="10pt" style:font-size-asian="10pt" style:font-size-complex="10pt"/>
    </style:style>
    <style:style style:name="T34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2" style:parent-style-name="DefaultParagraphFont" style:family="text">
      <style:text-properties fo:font-size="10pt" style:font-size-asian="10pt" style:font-size-complex="10pt"/>
    </style:style>
    <style:style style:name="T3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4" style:parent-style-name="DefaultParagraphFont" style:family="text">
      <style:text-properties fo:font-size="10pt" style:font-size-asian="10pt" style:font-size-complex="10pt"/>
    </style:style>
    <style:style style:name="T345" style:parent-style-name="DefaultParagraphFont" style:family="text">
      <style:text-properties fo:font-size="10pt" style:font-size-asian="10pt" style:font-size-complex="10pt"/>
    </style:style>
    <style:style style:name="T34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7" style:parent-style-name="DefaultParagraphFont" style:family="text">
      <style:text-properties fo:font-size="10pt" style:font-size-asian="10pt" style:font-size-complex="10pt"/>
    </style:style>
    <style:style style:name="T348" style:parent-style-name="DefaultParagraphFont" style:family="text">
      <style:text-properties fo:font-size="10pt" style:font-size-asian="10pt" style:font-size-complex="10pt"/>
    </style:style>
    <style:style style:name="P349" style:parent-style-name="Standard" style:family="paragraph">
      <style:paragraph-properties fo:text-align="justify"/>
    </style:style>
    <style:style style:name="T35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51" style:parent-style-name="DefaultParagraphFont" style:family="text">
      <style:text-properties fo:font-size="10pt" style:font-size-asian="10pt" style:font-size-complex="10pt"/>
    </style:style>
    <style:style style:name="T352" style:parent-style-name="DefaultParagraphFont" style:family="text">
      <style:text-properties fo:font-size="10pt" style:font-size-asian="10pt" style:font-size-complex="10pt"/>
    </style:style>
    <style:style style:name="P353" style:parent-style-name="Standard" style:family="paragraph">
      <style:paragraph-properties fo:text-align="justify"/>
    </style:style>
    <style:style style:name="T35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355" style:parent-style-name="DefaultParagraphFont" style:family="text">
      <style:text-properties fo:font-size="10pt" style:font-size-asian="10pt" style:font-size-complex="10pt"/>
    </style:style>
    <style:style style:name="P356" style:parent-style-name="Standard" style:family="paragraph">
      <style:paragraph-properties fo:text-align="justify"/>
    </style:style>
    <style:style style:name="T357" style:parent-style-name="DefaultParagraphFont" style:family="text">
      <style:text-properties fo:font-weight="bold" style:font-weight-asian="bold" style:font-weight-complex="bold"/>
    </style:style>
    <style:style style:name="P358" style:parent-style-name="Standard" style:family="paragraph">
      <style:paragraph-properties fo:text-align="justify"/>
    </style:style>
    <style:style style:name="T359" style:parent-style-name="DefaultParagraphFont" style:family="text">
      <style:text-properties fo:font-size="10pt" style:font-size-asian="10pt" style:font-size-complex="10pt"/>
    </style:style>
    <style:style style:name="T36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61" style:parent-style-name="DefaultParagraphFont" style:family="text">
      <style:text-properties fo:font-size="10pt" style:font-size-asian="10pt" style:font-size-complex="10pt"/>
    </style:style>
    <style:style style:name="T362" style:parent-style-name="DefaultParagraphFont" style:family="text">
      <style:text-properties fo:font-size="10pt" style:font-size-asian="10pt" style:font-size-complex="10pt"/>
    </style:style>
    <style:style style:name="T36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64" style:parent-style-name="DefaultParagraphFont" style:family="text">
      <style:text-properties fo:font-size="10pt" style:font-size-asian="10pt" style:font-size-complex="10pt"/>
    </style:style>
    <style:style style:name="P365" style:parent-style-name="Standard" style:family="paragraph">
      <style:paragraph-properties fo:text-align="justify"/>
      <style:text-properties fo:font-size="10pt" style:font-size-asian="10pt" style:font-size-complex="10pt"/>
    </style:style>
    <style:style style:name="P366" style:parent-style-name="Standard" style:family="paragraph">
      <style:paragraph-properties fo:text-align="justify"/>
    </style:style>
    <style:style style:name="T367" style:parent-style-name="DefaultParagraphFont" style:family="text">
      <style:text-properties fo:font-size="10pt" style:font-size-asian="10pt" style:font-size-complex="10pt"/>
    </style:style>
    <style:style style:name="T368" style:parent-style-name="DefaultParagraphFont" style:family="text">
      <style:text-properties fo:font-size="10pt" style:font-size-asian="10pt" style:font-size-complex="10pt"/>
    </style:style>
    <style:style style:name="T3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70" style:parent-style-name="DefaultParagraphFont" style:family="text">
      <style:text-properties fo:font-size="10pt" style:font-size-asian="10pt" style:font-size-complex="10pt"/>
    </style:style>
    <style:style style:name="T371" style:parent-style-name="DefaultParagraphFont" style:family="text">
      <style:text-properties fo:font-size="10pt" style:font-size-asian="10pt" style:font-size-complex="10pt"/>
    </style:style>
    <style:style style:name="P372" style:parent-style-name="Standard" style:family="paragraph">
      <style:paragraph-properties fo:text-align="justify"/>
    </style:style>
    <style:style style:name="T373" style:parent-style-name="DefaultParagraphFont" style:family="text">
      <style:text-properties fo:font-size="10pt" style:font-size-asian="10pt" style:font-size-complex="10pt"/>
    </style:style>
    <style:style style:name="T37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75" style:parent-style-name="DefaultParagraphFont" style:family="text">
      <style:text-properties fo:font-size="10pt" style:font-size-asian="10pt" style:font-size-complex="10pt"/>
    </style:style>
    <style:style style:name="P376" style:parent-style-name="Standard" style:family="paragraph">
      <style:paragraph-properties fo:text-align="justify"/>
      <style:text-properties fo:font-size="10pt" style:font-size-asian="10pt" style:font-size-complex="10pt"/>
    </style:style>
    <style:style style:name="P377" style:parent-style-name="Standard" style:family="paragraph">
      <style:paragraph-properties fo:text-align="justify"/>
    </style:style>
    <style:style style:name="T378" style:parent-style-name="DefaultParagraphFont" style:family="text">
      <style:text-properties fo:font-weight="bold" style:font-weight-asian="bold" style:font-weight-complex="bold"/>
    </style:style>
    <style:style style:name="P379" style:parent-style-name="Standard" style:family="paragraph">
      <style:paragraph-properties fo:text-align="justify"/>
    </style:style>
    <style:style style:name="T380" style:parent-style-name="DefaultParagraphFont" style:family="text">
      <style:text-properties fo:font-size="10pt" style:font-size-asian="10pt" style:font-size-complex="10pt"/>
    </style:style>
    <style:style style:name="T38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82" style:parent-style-name="DefaultParagraphFont" style:family="text">
      <style:text-properties fo:font-size="10pt" style:font-size-asian="10pt" style:font-size-complex="10pt"/>
    </style:style>
    <style:style style:name="T383" style:parent-style-name="DefaultParagraphFont" style:family="text">
      <style:text-properties fo:font-size="10pt" style:font-size-asian="10pt" style:font-size-complex="10pt"/>
    </style:style>
    <style:style style:name="T38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85" style:parent-style-name="DefaultParagraphFont" style:family="text">
      <style:text-properties fo:font-size="10pt" style:font-size-asian="10pt" style:font-size-complex="10pt"/>
    </style:style>
    <style:style style:name="P386" style:parent-style-name="Standard" style:family="paragraph">
      <style:paragraph-properties fo:text-align="justify"/>
      <style:text-properties fo:font-size="10pt" style:font-size-asian="10pt" style:font-size-complex="10pt"/>
    </style:style>
    <style:style style:name="P387" style:parent-style-name="Standard" style:family="paragraph">
      <style:paragraph-properties fo:text-align="justify"/>
    </style:style>
    <style:style style:name="T388" style:parent-style-name="DefaultParagraphFont" style:family="text">
      <style:text-properties fo:font-weight="bold" style:font-weight-asian="bold" style:font-weight-complex="bold"/>
    </style:style>
    <style:style style:name="P389" style:parent-style-name="Standard" style:family="paragraph">
      <style:paragraph-properties fo:text-align="justify"/>
    </style:style>
    <style:style style:name="T390" style:parent-style-name="DefaultParagraphFont" style:family="text">
      <style:text-properties fo:font-size="10pt" style:font-size-asian="10pt" style:font-size-complex="10pt"/>
    </style:style>
    <style:style style:name="T39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2" style:parent-style-name="DefaultParagraphFont" style:family="text">
      <style:text-properties fo:font-size="10pt" style:font-size-asian="10pt" style:font-size-complex="10pt"/>
    </style:style>
    <style:style style:name="T39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4" style:parent-style-name="DefaultParagraphFont" style:family="text">
      <style:text-properties fo:font-size="10pt" style:font-size-asian="10pt" style:font-size-complex="10pt"/>
    </style:style>
    <style:style style:name="P395" style:parent-style-name="Standard" style:family="paragraph">
      <style:paragraph-properties fo:text-align="justify"/>
    </style:style>
    <style:style style:name="T396" style:parent-style-name="DefaultParagraphFont" style:family="text">
      <style:text-properties fo:font-weight="bold" style:font-weight-asian="bold" style:font-weight-complex="bold"/>
    </style:style>
    <style:style style:name="P397" style:parent-style-name="Standard" style:family="paragraph">
      <style:paragraph-properties fo:text-align="justify"/>
    </style:style>
    <style:style style:name="T398" style:parent-style-name="DefaultParagraphFont" style:family="text">
      <style:text-properties fo:font-size="10pt" style:font-size-asian="10pt" style:font-size-complex="10pt"/>
    </style:style>
    <style:style style:name="T39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00" style:parent-style-name="DefaultParagraphFont" style:family="text">
      <style:text-properties fo:font-size="10pt" style:font-size-asian="10pt" style:font-size-complex="10pt"/>
    </style:style>
    <style:style style:name="T401" style:parent-style-name="DefaultParagraphFont" style:family="text">
      <style:text-properties fo:font-size="10pt" style:font-size-asian="10pt" style:font-size-complex="10pt"/>
    </style:style>
    <style:style style:name="T402" style:parent-style-name="DefaultParagraphFont" style:family="text">
      <style:text-properties fo:font-size="10pt" style:font-size-asian="10pt" style:font-size-complex="10pt"/>
    </style:style>
    <style:style style:name="P403" style:parent-style-name="Standard" style:family="paragraph">
      <style:paragraph-properties fo:text-align="justify"/>
      <style:text-properties fo:font-size="10pt" style:font-size-asian="10pt" style:font-size-complex="10pt"/>
    </style:style>
    <style:style style:name="P404" style:parent-style-name="Standard" style:family="paragraph">
      <style:paragraph-properties fo:text-align="justify"/>
      <style:text-properties fo:font-size="10pt" style:font-size-asian="10pt" style:font-size-complex="10pt"/>
    </style:style>
    <style:style style:name="P405" style:parent-style-name="Standard" style:family="paragraph">
      <style:paragraph-properties fo:text-align="justify"/>
      <style:text-properties fo:font-size="10pt" style:font-size-asian="10pt" style:font-size-complex="10pt"/>
    </style:style>
    <style:style style:name="P406" style:parent-style-name="Standard" style:family="paragraph">
      <style:paragraph-properties fo:text-align="justify"/>
      <style:text-properties fo:font-size="10pt" style:font-size-asian="10pt" style:font-size-complex="8pt"/>
    </style:style>
  </office:automatic-styles>
  <office:body>
    <office:text text:use-soft-page-breaks="true">
      <text:p text:style-name="P1"><text:bookmark-start text:name="_Hlk104753693"/>Powersets and Powers</text:p>
      <text:p text:style-name="P2"><text:span text:style-name="T3">In the world<text:s/></text:span><text:bookmark-end text:name="_Hlk104753693"/><text:span text:style-name="T4">of D12 Supers, some individuals are gifted with amazing powers. Powerful sound waves, fireballs, and jagged bolts of lightning crash against force fields, and high-tech alloyed armor. Some wield<text:s/></text:span><text:span text:style-name="T5">those powers for justice, while others use their powers for nefarious purposes.</text:span></text:p>
      <text:p text:style-name="P6">Powersets</text:p>
      <text:p text:style-name="P7">Powersets are logically themed groups of powers. Each powerset includes a list of abilities belonging to the theme, a complimentary set of traits and combat maneuvers, one or more fighting styles, and possibly a special mechanic.</text:p>
      <text:p text:style-name="P8">Fighting Styles</text:p>
      <text:p text:style-name="P9"><text:span text:style-name="T10">Each character in D12 Supers fights in a slightly different way. Some characters are brutes that smash their way through their enemies. Others are quick and light, attacking wi</text:span><text:span text:style-name="T11">th precision, and dodging incoming attacks. Some specialize in melee combat, while others are ranged attackers. D12 Supers represents these differences with the concept of<text:s/></text:span><text:span text:style-name="T12">Fighting Styles</text:span><text:span text:style-name="T13">.</text:span></text:p>
      <text:p text:style-name="P14">When you start the game, you will have access to two powersets (or<text:s/>more, depending on the campaign), and each of these powersets will have one or more fighting styles. Of all the possible styles, you choose one, and that is your fighting style for the rest of the game.</text:p>
      <text:p text:style-name="P15">A fighting style consists of the five combat skills in the game:</text:p>
      <text:list text:style-name="WWNum1">
        <text:list-item>
          <text:p text:style-name="P16">Strike – Melee attack skill</text:p>
        </text:list-item>
        <text:list-item>
          <text:p text:style-name="P17">Block – Melee defense skill</text:p>
        </text:list-item>
        <text:list-item>
          <text:p text:style-name="P18">Shoot – Ranged attack skill</text:p>
        </text:list-item>
        <text:list-item>
          <text:p text:style-name="P19">Dodge – Ranged defense skill</text:p>
        </text:list-item>
        <text:list-item>
          <text:p text:style-name="P20">Zap – Magic/mental skill used for both attack and defense</text:p>
        </text:list-item>
      </text:list>
      <text:p text:style-name="P21">Skills will be listed with two stats, and a bonus. Bonuses range from 0 to 5, and the sum of all the bonuses in the set add up to 10. The bonuses correspond to the focus of the style. An offensive melee set will have a high strike bonus, and probably a good block bonus as well. A set meant for a psychic would have a great zap bonus but will likely be lacking in its other offenses.</text:p>
      <text:p text:style-name="P22">For example, in the following fighting style:</text:p>
      <table:table table:style-name="Table23">
        <table:table-columns>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
          </table:table-cell>
          <table:table-cell table:style-name="TableCell33">
            <text:p text:style-name="P34">Strike</text:p>
          </table:table-cell>
          <table:table-cell table:style-name="TableCell35">
            <text:p text:style-name="P36">Block</text:p>
          </table:table-cell>
          <table:table-cell table:style-name="TableCell37">
            <text:p text:style-name="P38">Shoot</text:p>
          </table:table-cell>
          <table:table-cell table:style-name="TableCell39">
            <text:p text:style-name="P40">Dodge</text:p>
          </table:table-cell>
          <table:table-cell table:style-name="TableCell41">
            <text:p text:style-name="P42">Zap</text:p>
          </table:table-cell>
        </table:table-row>
        <table:table-row table:style-name="TableRow43">
          <table:table-cell table:style-name="TableCell44">
            <text:p text:style-name="P45">Skirmisher</text:p>
          </table:table-cell>
          <table:table-cell table:style-name="TableCell46">
            <text:p text:style-name="P47">MS3</text:p>
          </table:table-cell>
          <table:table-cell table:style-name="TableCell48">
            <text:p text:style-name="P49">MS2</text:p>
          </table:table-cell>
          <table:table-cell table:style-name="TableCell50">
            <text:p text:style-name="P51">RS3</text:p>
          </table:table-cell>
          <table:table-cell table:style-name="TableCell52">
            <text:p text:style-name="P53">RS1</text:p>
          </table:table-cell>
          <table:table-cell table:style-name="TableCell54">
            <text:p text:style-name="P55">PW1</text:p>
          </table:table-cell>
        </table:table-row>
      </table:table>
      <text:p text:style-name="P56"/>
      <text:p text:style-name="P57">You see the Strike skill listed as MS3. That means if you use this fighting style, your<text:s/>melee attack is based on your Muscle and Skill stats, and in addition to your bonuses in those stats, you get a +3 to your skill value.</text:p>
      <text:p text:style-name="P58">If you fought with the Skirmisher style and your Muscle stat was 12 (+1), and your Skill stat was 14 (+2), we would calculate your final strike skill as follows:</text:p>
      <text:p text:style-name="P59">Muscle Bonus + Skill Bonus + 2 = 1 + 2 + 3 = 6</text:p>
      <text:p text:style-name="P60">At the start of the game, a 4 or 5 in a combat skill is mundane, a 6 to 8 is good and 9 or more is great. If you fully min-max your combat stats, you might end up with<text:s/>a combat skill of 11 or 12. As a point of reference, a regular human has a 2 in all combat skills and a trained (but human) combatant has a 4 to 8.</text:p>
      <text:p text:style-name="P61">Special Mechanics</text:p>
      <text:p text:style-name="P62"><text:span text:style-name="T63">Some powersets have<text:s/></text:span><text:span text:style-name="T64">Special Mechanics</text:span><text:span text:style-name="T65"><text:s/>to complement their theme. For instance, the Archer</text:span><text:span text:style-name="T66">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67">Powerset Flavor</text:p>
      <text:p text:style-name="P68">Powersets are based around a theme and include powers and mechanics that fit that theme. You can change the flavor of a powerset so that it better matches your character’s concept. Some of these changes will be purely cosmetic, requiring no<text:s/>tweaks to the mechanics of any of the powers. If you want your Energy Projection powers to be x-rays, lightning bolts, or dark matter, and it has no impact on the powers, so be it.</text:p>
      <text:p text:style-name="P69">Some powerset modifications will require tweaking the powers so that they<text:s/>better fit. If you define your Archery set to be inherent and decide that the power Hunting Arrow represents bolts of flame, you may want to change the power’s damage type from physical to energy. Since the powers in the sets are balanced against each other, these types of changes require your GM’s permission, and will usually result in the burn rating of the power increasing, or the removal of another of the power’s advantages.</text:p>
      <text:p text:style-name="P70"/>
      <text:p text:style-name="P71"><text:span text:style-name="T72">Example:</text:span><text:span text:style-name="T73"><text:s/></text:span><text:span text:style-name="T74">The GM is making a super villain called Mirrorcrash, using the powers</text:span><text:span text:style-name="T75">ets Mirror Mastery and Archery. However, instead of firing a bow, he envisions Mirrorcrash throwing razor-sharp shards of broken glass at his enemies.</text:span></text:p>
      <text:p text:style-name="P76">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77">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78"><text:span text:style-name="T79">Another Example:</text:span><text:span text:style-name="T80"><text:s/></text:span><text:span text:style-name="T81">Sally is<text:s/></text:span><text:span text:style-name="T82">creating a hero called Plasma Girl, but since there is no plasma powerset, she asks the GM if she can use Flame Manipulation instead. The GM agrees, and since the set mostly makes sense for super-heated plasma, he decides not to change any powers. Sally ta</text:span><text:span text:style-name="T83">kes the flavored set and records her new powers, Plasma Blast, and Plasma Flight (with the same stats as Flame Blast and Flame Flight).</text:span></text:p>
      <text:p text:style-name="P84"/>
      <text:p text:style-name="P85">Powers</text:p>
      <text:p text:style-name="P86">Of course, the main point of your two powersets is mixing and matching all those amazing powers. Powers let you<text:s/>fly, shoot x-rays out of your eyes, and allow you to take a bullet to the chest without even wincing.</text:p>
      <text:p text:style-name="P87"><text:span text:style-name="T88">Each power has a<text:s/></text:span><text:span text:style-name="T89">Meta</text:span><text:span text:style-name="T90">, a set of<text:s/></text:span><text:span text:style-name="T91">Effects</text:span><text:span text:style-name="T92"><text:s/>and a set of<text:s/></text:span><text:span text:style-name="T93">Enhancements</text:span><text:span text:style-name="T94"><text:s/>that define its capabilities. We will discuss each of these three parts of a power below</text:span><text:span text:style-name="T95">.</text:span></text:p>
      <text:p text:style-name="P96">Meta – Power Type</text:p>
      <text:p text:style-name="P97">Each power has a type that gives you a basic idea of its purpose and how it behaves. The types and their meanings are listed below.</text:p>
      <text:p text:style-name="P98">Adder</text:p>
      <text:p text:style-name="P99"><text:span text:style-name="T100">A power with the<text:s/></text:span><text:span text:style-name="T101">Adder</text:span><text:span text:style-name="T102"><text:s/>type activates alongside another power and modifies the effects of that pow</text:span><text:span text:style-name="T103">er. Anytime you fire an eligible power, you can choose to also activate the adder to get the additional effects (and maybe pay the additional costs).</text:span></text:p>
      <text:p text:style-name="P104"><text:span text:style-name="T105">Adders have a subtype that indicates what type of powers they can modify.</text:span></text:p>
      <text:list text:style-name="WWNum2" text:continue-numbering="true">
        <text:list-item>
          <text:p text:style-name="P106"><text:span text:style-name="T107"><text:s/></text:span><text:span text:style-name="T108">Attack Adders</text:span><text:span text:style-name="T109"><text:s/>modify any attack</text:span><text:span text:style-name="T110"><text:s/>power.</text:span></text:p>
        </text:list-item>
        <text:list-item>
          <text:p text:style-name="P111"><text:span text:style-name="T112">Buff Adders</text:span><text:span text:style-name="T113"><text:s/>modify buff powers.</text:span></text:p>
        </text:list-item>
        <text:list-item>
          <text:p text:style-name="P114"><text:span text:style-name="T115">Heal Adders</text:span><text:span text:style-name="T116"><text:s/>modify heal powers.</text:span></text:p>
        </text:list-item>
        <text:list-item>
          <text:p text:style-name="P117"><text:span text:style-name="T118">Melee Adders</text:span><text:span text:style-name="T119"><text:s/>modify melee and touch attack powers.</text:span></text:p>
        </text:list-item>
        <text:list-item>
          <text:p text:style-name="P120"><text:span text:style-name="T121">Movement Adders</text:span><text:span text:style-name="T122"><text:s/>modify movement powers.</text:span></text:p>
        </text:list-item>
        <text:list-item>
          <text:p text:style-name="P123"><text:span text:style-name="T124">Ranged Adders</text:span><text:span text:style-name="T125"><text:s/>modify ranged attack powers.</text:span></text:p>
        </text:list-item>
        <text:list-item>
          <text:p text:style-name="P126"><text:span text:style-name="T127">Zap Adders</text:span><text:span text:style-name="T128"><text:s/>modify zap attack powers.</text:span></text:p>
        </text:list-item>
      </text:list>
      <text:p text:style-name="P129">When you<text:s/>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130"/>
      <text:p text:style-name="P131"><text:span text:style-name="T132">Example:</text:span><text:span text:style-name="T133"><text:s/></text:span><text:span text:style-name="T134">The villainous archer, Sharpshooter, has our hero Beetle in his sights. Knowing Beetle has inc</text:span><text:span text:style-name="T135">redible physical armor (10 points worth!!), Sharpshooter decides to pull out his Hunting Arrow power.</text:span></text:p>
      <text:p text:style-name="P136"><text:span text:style-name="T137">With Sharpshooter’s Skill score of 15, Hunting Arrow does 3d8 physical damage, and has the traits Pierce (2) and Knock (1) and a Burn rating of 4. That me</text:span><text:span text:style-name="T138">ans it has a 2 in 12 chance of totally bypassing Beetle’s armor but is unlikely to knock him back. The burn rating of 4 means there is a 4 in 12 chance that using this power will cause Sharpshooter to lose an energy point at the end of the round.</text:span></text:p>
      <text:p text:style-name="P139">To increase his chances of getting a decisive hit on the tough hero, Sharpshooter decides to activate the ranged attack adder Piercing Shot to his Hunting Arrow. Piercing Shot has Pierce (2) and Knock (-1) and a Burn rating of 1.</text:p>
      <text:p text:style-name="P140"><text:span text:style-name="T141">This means the final attack will ha</text:span><text:span text:style-name="T142">ve a combined Pierce (4), Knock (0) and a Burn rating of 5.</text:span></text:p>
      <text:p text:style-name="P143"/>
      <text:p text:style-name="P144">Armor</text:p>
      <text:p text:style-name="P145"><text:span text:style-name="T146">Powers with the<text:s/></text:span><text:span text:style-name="T147">Armor</text:span><text:span text:style-name="T148"><text:s/>type protect you from incoming damage. When you get hit, you subtract your armor’s corresponding<text:s/></text:span><text:span text:style-name="T149">Armor Value (AV)</text:span><text:span text:style-name="T150"><text:s/>from the damage before applying it to your hit points</text:span><text:span text:style-name="T151">.</text:span></text:p>
      <text:p text:style-name="P152">Every armor power has 3 armor scores listed like this:</text:p>
      <text:p text:style-name="P153">Physical AV / Energy AV / Mental AV</text:p>
      <text:p text:style-name="P154">An armor power with the effect of Armor (3/3/0) would provide 3 points of protection from physical attacks, 3 points of protection against energy attacks, but no protection from mental attacks.</text:p>
      <text:p text:style-name="P155">Your hero can have multiple armor powers, but unless otherwise noted in the power’s effects, only two such powers can stack at the same time.</text:p>
      <text:p text:style-name="P156">The behavior of an armor power is specified its subtype:</text:p>
      <text:list text:style-name="WWNum2" text:continue-numbering="true">
        <text:list-item>
          <text:p text:style-name="P157"><text:span text:style-name="T158">Inherent Armor</text:span><text:span text:style-name="T159"><text:s/>typically h</text:span><text:span text:style-name="T160">as no burn cost and is always on.<text:s/></text:span></text:p>
        </text:list-item>
        <text:list-item>
          <text:p text:style-name="P161"><text:span text:style-name="T162">Reaction Armor</text:span><text:span text:style-name="T163"><text:s/>must be activated as a reaction to some event or condition. If you choose to activate the armor, you pay the burn cost and gain the benefit.</text:span></text:p>
        </text:list-item>
        <text:list-item>
          <text:p text:style-name="P164"><text:span text:style-name="T165">Toggle Armor</text:span><text:span text:style-name="T166"><text:s/>must be toggled on/off at the beginning of your<text:s/></text:span><text:span text:style-name="T167">turn and typically has a burn cost.</text:span></text:p>
        </text:list-item>
      </text:list>
      <text:p text:style-name="P168">Attack</text:p>
      <text:p text:style-name="P169"><text:span text:style-name="T170">Powers with the<text:s/></text:span><text:span text:style-name="T171">Attack</text:span><text:span text:style-name="T172"><text:s/>type are directed at other characters and are activated (typically in combat) using an Attack Action. (See the<text:s/></text:span><text:span text:style-name="T173">Combat</text:span><text:span text:style-name="T174"><text:s/>section for more details.) Attacks often do damage and apply<text:s/></text:span><text:span text:style-name="T175">status effects to your opponents but can have other effects based on the power in question.</text:span></text:p>
      <text:p text:style-name="P176">Attacks have a subtype that further define their behavior.</text:p>
      <text:p text:style-name="P177"><text:span text:style-name="T178">Area Attacks</text:span><text:span text:style-name="T179"><text:s/>affect a number of characters in the specified area. This area can either be “Point-Blank” or targeted on a “Hex” and this is determined by the Targets and Range properties of the power.</text:span></text:p>
      <text:p text:style-name="P180"><text:span text:style-name="T181">Powers with a Target of “Point-Blank” and a Range of 0 are considered<text:s/></text:span><text:span text:style-name="T182">Point-Blank Area Attacks.</text:span><text:span text:style-name="T183"><text:s/>These attacks affect all characters in an area around you. The area affected varies with each power, but all of them are either centered on you, or start adjacent to you.</text:span></text:p>
      <text:p text:style-name="P184">Some point-blank area attacks require to-hit rolls on all possible targets, while others automatically hit and then require the defenders to make saving throws to avoid the effects.</text:p>
      <text:p text:style-name="P185"><text:span text:style-name="T186">If an area attack has a range and targets a “Hex” then it is a<text:s/></text:span><text:span text:style-name="T187">Targeted Area Attack.</text:span><text:span text:style-name="T188"><text:s/>Targeted area attacks use the Shoot skill to shoot at a hex to hit all characters in an area around that hex. The area affected varies for each power. A hex has a defense of 0, and you must hit the hex as though you were firing a ranged attack.</text:span></text:p>
      <text:p text:style-name="P189"/>
      <text:p text:style-name="P190"><text:span text:style-name="T191">Melee Attacks</text:span><text:span text:style-name="T192"><text:s/>use the Strike skill to affect targets adjacent to you. Defenders can use either their Bloc</text:span><text:span text:style-name="T193">k or Dodge skill to avoid your attack. Once you make a melee attack on a target, that character is engaged with you and is subject to opportunity attacks if they move away. (See the<text:s/></text:span><text:span text:style-name="T194">Combat</text:span><text:span text:style-name="T195"><text:s/>section for more details.)</text:span></text:p>
      <text:p text:style-name="P196"><text:span text:style-name="T197">Ranged Attacks</text:span><text:span text:style-name="T198"><text:s/>use the Shoot skill to affect targets at ran</text:span><text:span text:style-name="T199">ge. Defenders can use their Dodge skill to avoid the attack. Defenders cannot use their Block skill unless they are adjacent to you when you fire the ranged attack or have a power that allows them to do so.</text:span></text:p>
      <text:p text:style-name="P200"><text:span text:style-name="T201">Ranged attacks have either the Range trait, or th</text:span><text:span text:style-name="T202">e Range Band trait. If they have the Range trait, then the power can shoot out to that maximum range with no penalty to accuracy. If the power has the Range Band trait, then the power loses accuracy over distance, taking a -1 penalty to-hit for each range<text:s/></text:span><text:span text:style-name="T203">band past the first. (See the<text:s/></text:span><text:span text:style-name="T204">Combat</text:span><text:span text:style-name="T205"><text:s/>section for more details.)</text:span></text:p>
      <text:p text:style-name="P206"><text:span text:style-name="T207">Touch Attacks</text:span><text:span text:style-name="T208"><text:s/>are like melee attacks, in that they use the Strike skill to affect adjacent targets. Defenders can always use their Dodge skill to avoid the effects of a touch attack but can only use thei</text:span><text:span text:style-name="T209">r Block skill if they have a power that allows them to do so. (See the<text:s/></text:span><text:span text:style-name="T210">Combat</text:span><text:span text:style-name="T211"><text:s/>section for more details.)</text:span></text:p>
      <text:p text:style-name="P212"><text:span text:style-name="T213">Zap Attacks</text:span><text:span text:style-name="T214"><text:s/>are generally treated like ranged attacks, but both the attacker and defender use their Zap skill to add to their rolls.</text:span></text:p>
      <text:p text:style-name="P215">Buff</text:p>
      <text:p text:style-name="P216">Buff powers are powers that affect you and/or your allies, and give them some kind of benefit, typically some kind of defense, or stat boost. Examples would be a power that boosts an ally’s muscle, or a power that gives you a bonus to block or dodge. Pay close attention to the activation, targets, and range of a buff power to understand how it is to be used.</text:p>
      <text:p text:style-name="P217">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p>
      <text:p text:style-name="P218">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p>
      <text:p text:style-name="P219">Movement</text:p>
      <text:p text:style-name="P220">Movement powers are the way your hero gets around.<text:s/>They include running, flight, swinging, and teleportation.</text:p>
      <text:p text:style-name="P221"><text:span text:style-name="T222">Movement powers can be activated either as a<text:s/></text:span><text:span text:style-name="T223">Full Move</text:span><text:span text:style-name="T224"><text:s/>or a<text:s/></text:span><text:span text:style-name="T225">Half Move</text:span><text:span text:style-name="T226">. A full move takes a full action, and you move a number of hexes up to the distance listed in the power’s effect. A half move<text:s/></text:span><text:span text:style-name="T227">takes a half action, and you move a number of hexes equal to half the power’s movement (rounded up).</text:span></text:p>
      <text:p text:style-name="P228"><text:span text:style-name="T229">Different movement powers might be exceptions to this, and others might have restrictions on how you must move. These will be listed in the individual powe</text:span><text:span text:style-name="T230">rs. (See the<text:s/></text:span><text:span text:style-name="T231">Movement</text:span><text:span text:style-name="T232"><text:s/>section for more details.)</text:span></text:p>
      <text:p text:style-name="P233"><text:span text:style-name="T234">Unless otherwise stated, movement powers do not stack. Movement powers can stack with adders, stances or traits.</text:span></text:p>
      <text:p text:style-name="P235">Stance</text:p>
      <text:p text:style-name="P236"><text:span text:style-name="T237">Stances are powers that you activate at the beginning of your turn, and then they give<text:s/></text:span><text:span text:style-name="T238">you their benefits (and penalties) until the beginning of your next turn. Only a single stance can be active at one time, but a stance’s effects can stack with other types of powers (armor and adders) without restriction.</text:span></text:p>
      <text:p text:style-name="P239">Summon</text:p>
      <text:p text:style-name="P240">Summon powers bring<text:s/>allies onto the battlefield to fight on your behalf. Each summon power is different, and so you will have to read the individual power to understand its usage and effects.</text:p>
      <text:p text:style-name="P241">Trait</text:p>
      <text:p text:style-name="P242">Traits are abilities that are always on and activate whenever the correct conditions apply. Each trait power is different, so read the individual power to understand its usage and effects.</text:p>
      <text:p text:style-name="P243">Utility</text:p>
      <text:p text:style-name="P244">Utility powers are powers that are intended to be used outside of combat, or that have such a wide variety of effects, that they are hard<text:s/>to classify. You will have to read each individual utility power to understand their usage and effects.</text:p>
      <text:p text:style-name="P245">Meta – Activation</text:p>
      <text:p text:style-name="P246"><text:span text:style-name="T247">The<text:s/></text:span><text:span text:style-name="T248">Activation</text:span><text:span text:style-name="T249"><text:s/>section of the power tells you how that power is invoked. If a power lacks an activation trait, assume that it is<text:s/></text:span><text:span text:style-name="T250">Inherent</text:span><text:span text:style-name="T251"><text:s/>and does not require activation.</text:span></text:p>
      <text:p text:style-name="P252"><text:span text:style-name="T253">Adder</text:span><text:span text:style-name="T254"><text:s/>activation is used by adders powers and it means that this power is never activated on its own; it must be activated in conjunction with another power.</text:span></text:p>
      <text:p text:style-name="P255"><text:span text:style-name="T256">Attack</text:span><text:span text:style-name="T257"><text:s/>activation is used almost exclusively by attack p</text:span><text:span text:style-name="T258">owers. Attack activation means this power is activated either as a<text:s/></text:span><text:span text:style-name="T259">Standard Attack</text:span><text:span text:style-name="T260"><text:s/>or as a<text:s/></text:span><text:span text:style-name="T261">Charge Attack</text:span><text:span text:style-name="T262">.</text:span></text:p>
      <text:p text:style-name="P263"><text:span text:style-name="T264">A standard attack takes a half action and immediately ends your turn. Melee powers can also be used as a charge attack which comes at the end of a ful</text:span><text:span text:style-name="T265">l move. (See the<text:s/></text:span><text:span text:style-name="T266">Combat<text:s/></text:span><text:span text:style-name="T267">section for more details.)</text:span></text:p>
      <text:p text:style-name="P268"><text:span text:style-name="T269">Ends Turn</text:span><text:span text:style-name="T270"><text:s/>always appears beside another activation type (typically<text:s/></text:span><text:span text:style-name="T271">Half</text:span><text:span text:style-name="T272">). Ends turn means that once you activate this power, your turn immediately ends, even if you still had some of your action remaining.</text:span></text:p>
      <text:p text:style-name="P273"><text:span text:style-name="T274">Full</text:span><text:span text:style-name="T275"><text:s/>activation means that this power takes a full combat action to activate and the only other actions you can take in conjunction with this power are free actions or firing powers with<text:s/></text:span><text:span text:style-name="T276">Zero</text:span><text:span text:style-name="T277"><text:s/>activation.</text:span></text:p>
      <text:p text:style-name="P278"><text:span text:style-name="T279">Half</text:span><text:span text:style-name="T280"><text:s/>activation indicates that this power takes hal</text:span><text:span text:style-name="T281">f your combat action to activate. Within the limits of the other activation keywords on your powers, it can be used as either the first half or second half of your combat action and can be combined with movement or other powers.</text:span></text:p>
      <text:p text:style-name="P282"><text:span text:style-name="T283">Unless otherwise noted, a s</text:span><text:span text:style-name="T284">ingle power with the<text:s/></text:span><text:span text:style-name="T285">Half</text:span><text:span text:style-name="T286"><text:s/>activation trait cannot be fired twice in the same combat round.</text:span></text:p>
      <text:p text:style-name="P287"><text:span text:style-name="T288">Inherent</text:span><text:span text:style-name="T289"><text:s/>means that this power is not activated; it is always in effect and cannot be willingly turned off. This is generally reserved for armor powers and traits.</text:span></text:p>
      <text:p text:style-name="P290"><text:span text:style-name="T291">M</text:span><text:span text:style-name="T292">ove</text:span><text:span text:style-name="T293"><text:s/>activation means that the power is activated either has a half move, allowing you to move up to half the power’s distance (round up), or as a full move which allows you to move the entire distance. Each movement effect has slightly different rules. (Se</text:span><text:span text:style-name="T294">e the<text:s/></text:span><text:span text:style-name="T295">Movement</text:span><text:span text:style-name="T296"><text:s/>section for details.)</text:span></text:p>
      <text:p text:style-name="P297"><text:span text:style-name="T298">Reaction</text:span><text:span text:style-name="T299"><text:s/>powers can be activated at any time when its conditions are met. The conditions are listed in the power effects. The effects might also say if there is a limit to the number of times this power can be activated</text:span><text:span text:style-name="T300">. Otherwise, assume the power can be activated<text:s/></text:span><text:span text:style-name="T301">any time</text:span><text:span text:style-name="T302"><text:s/>its conditions are met, even multiple times in a single combat round.</text:span></text:p>
      <text:p text:style-name="P303"><text:span text:style-name="T304">Toggle</text:span><text:span text:style-name="T305"><text:s/>powers are toggled on or off at the beginning of your turn and then stay that way until the beginning of your next turn. To</text:span><text:span text:style-name="T306">ggling a power takes no time and multiple powers can be toggled on or off at the start of your turn.</text:span></text:p>
      <text:p text:style-name="P307"><text:span text:style-name="T308">Zero</text:span><text:span text:style-name="T309"><text:s/>activation powers take no time to activate but can still only be activated during your turn (unlike reactions). They can be combined with any other mo</text:span><text:span text:style-name="T310">vements or actions.<text:s/></text:span></text:p>
      <text:p text:style-name="P311"><text:span text:style-name="T312">Unless otherwise noted, a single power with the<text:s/></text:span><text:span text:style-name="T313">Zero</text:span><text:span text:style-name="T314"><text:s/>activation trait cannot be fired twice in the same combat round.</text:span></text:p>
      <text:p text:style-name="P315">Meta – Targets</text:p>
      <text:p text:style-name="P316"><text:span text:style-name="T317">The targets trait tells you how many targets you can affect with a single application of this<text:s/></text:span><text:span text:style-name="T318">power. A power without targets is assumed to have a value of<text:s/></text:span><text:span text:style-name="T319">Self</text:span><text:span text:style-name="T320"><text:s/>and only affects the hero using the power. Possible values are:</text:span></text:p>
      <text:p text:style-name="P321"><text:span text:style-name="T322">Allies</text:span><text:span text:style-name="T323"><text:s/>– If the targets meta includes the keyword<text:s/></text:span><text:span text:style-name="T324">Allies</text:span><text:span text:style-name="T325">, that unless you choose otherwise, only allies are affected by the po</text:span><text:span text:style-name="T326">wer. You don’t have to worry about accidentally buffing an enemy.</text:span></text:p>
      <text:p text:style-name="P327"><text:span text:style-name="T328">Area</text:span><text:span text:style-name="T329"><text:s/>– Area indicates that all characters in an area are affected by the power. Look at the Range trait to see where this area is located. If the range is 0, then the power is centered on yo</text:span><text:span text:style-name="T330">u. If the range is greater than 0, then you can make the power manifest some distance away from you.</text:span></text:p>
      <text:p text:style-name="P331">Check the power effects to see the exact shape and size of the area affected.</text:p>
      <text:p text:style-name="P332"><text:span text:style-name="T333">Enemies</text:span><text:span text:style-name="T334"><text:s/>– If the targets meta includes the keyword<text:s/></text:span><text:span text:style-name="T335">Enemies</text:span><text:span text:style-name="T336">, it indicates that</text:span><text:span text:style-name="T337"><text:s/>unless you state otherwise, the power only affects enemies. You don’t have to worry about accidentally nuking your friends.</text:span></text:p>
      <text:p text:style-name="P338"><text:span text:style-name="T339">Hex</text:span><text:span text:style-name="T340"><text:s/>– Hex is similar to<text:s/></text:span><text:span text:style-name="T341">Area</text:span><text:span text:style-name="T342"><text:s/>in that the power will affect characters in an area some distance from you. However,<text:s/></text:span><text:span text:style-name="T343">Hex</text:span><text:span text:style-name="T344"><text:s/>targets requi</text:span><text:span text:style-name="T345">re you to roll to hit the hex upon which the power will be centered. A hex has a defense of 0, but normal ranged combat penalties will apply. If you miss the target hex, the power will still activate, but in a nearby hex. (See the<text:s/></text:span><text:span text:style-name="T346">Combat</text:span><text:span text:style-name="T347"><text:s/>section for detail</text:span><text:span text:style-name="T348">s.)<text:s/></text:span></text:p>
      <text:p text:style-name="P349"><text:span text:style-name="T350">Numeric</text:span><text:span text:style-name="T351"><text:s/>– If targets is listed as a number (i.e. Targets: 3) it indicates that you can affect a number of characters up to that maximum. You do not have to hit that many characters with the power, just that you can affect from 0 characters up to that<text:s/></text:span><text:span text:style-name="T352">number. If the number of targets equals one, that means the power is a single-target power.</text:span></text:p>
      <text:p text:style-name="P353"><text:span text:style-name="T354">Self</text:span><text:span text:style-name="T355"><text:s/>– This power affects you and unless otherwise stated in the power effects, only you.</text:span></text:p>
      <text:p text:style-name="P356"><text:span text:style-name="T357">Meta – Range</text:span></text:p>
      <text:p text:style-name="P358"><text:span text:style-name="T359">The<text:s/></text:span><text:span text:style-name="T360">Range<text:s/></text:span><text:span text:style-name="T361">of a power tells you how far you can project the po</text:span><text:span text:style-name="T362">wer from you. Generally, it is listed in<text:s/></text:span><text:span text:style-name="T363">hexes</text:span><text:span text:style-name="T364">, but other units are possible.</text:span></text:p>
      <text:p text:style-name="P365">If range is listed as a simple number (i.e. Range: 5), then the number tells you how far you can project the power.</text:p>
      <text:p text:style-name="P366"><text:span text:style-name="T367">If the range is listed with a slash after it (i.e.<text:s/></text:span><text:span text:style-name="T368">Range: 5/), then the number is the size of the<text:s/></text:span><text:span text:style-name="T369">Range Band</text:span><text:span text:style-name="T370"><text:s/>of the power. Powers with range bands require a to-hit roll to hit their target and the further away the target is, the higher the penalty. For each range band past the first, you take a -1 penalty<text:s/></text:span><text:span text:style-name="T371">to your accuracy.</text:span></text:p>
      <text:p text:style-name="P372"><text:span text:style-name="T373">(See the<text:s/></text:span><text:span text:style-name="T374">Combat</text:span><text:span text:style-name="T375"><text:s/>section for more details.)</text:span></text:p>
      <text:p text:style-name="P376">If a power does not have a range listed, then its range is 0; it either affects only you, or someone adjacent to you.</text:p>
      <text:p text:style-name="P377"><text:span text:style-name="T378">Meta – Burn</text:span></text:p>
      <text:p text:style-name="P379"><text:span text:style-name="T380">The<text:s/></text:span><text:span text:style-name="T381">Burn</text:span><text:span text:style-name="T382"><text:s/>of a power indicates the amount of effort it takes to fi</text:span><text:span text:style-name="T383">re the power. Generally speaking, each point of burn corresponds to a 1/12 chance that you will have to spend one of your six energy points. (See the<text:s/></text:span><text:span text:style-name="T384">Combat</text:span><text:span text:style-name="T385"><text:s/>section for more details.)</text:span></text:p>
      <text:p text:style-name="P386">If a power does not have a burn listed, its burn is 0.</text:p>
      <text:p text:style-name="P387"><text:span text:style-name="T388">Meta – Cost</text:span></text:p>
      <text:p text:style-name="P389"><text:span text:style-name="T390">The<text:s/></text:span><text:span text:style-name="T391">Cost</text:span><text:span text:style-name="T392"><text:s/>of a power is how many of your power points you need to spend to acquire this power. (See the<text:s/></text:span><text:span text:style-name="T393">Character Creation</text:span><text:span text:style-name="T394"><text:s/>section for details.)</text:span></text:p>
      <text:p text:style-name="P395"><text:span text:style-name="T396">Meta – Signature</text:span></text:p>
      <text:p text:style-name="P397"><text:span text:style-name="T398">If a power is listed as a<text:s/></text:span><text:span text:style-name="T399">Signature</text:span><text:span text:style-name="T400"><text:s/>power, then the only way to acquire this power is by unlocking<text:s/></text:span><text:span text:style-name="T401">the powerset to which it belongs. Powers like Gadget or Spell Book cannot copy this power. If you have an opportunity to choose a power from any set due to a mission reward, or from leveling up, you may not pick one of these powers unless you have also unl</text:span><text:span text:style-name="T402">ocked the powerset.<text:s/></text:span></text:p>
      <text:p text:style-name="P403"/>
      <text:p text:style-name="P404"/>
      <text:p text:style-name="P405"/>
      <text:p text:style-name="P40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Standard" style:display-name="Standard" style:family="paragraph">
      <style:paragraph-properties style:vertical-align="baseline" fo:line-height="100%"/>
      <style:text-properties style:font-name-complex="Tahoma" style:letter-kerning="false"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7" style:display-name="WWNum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4909in" text:min-label-width="0.1965in" text:list-level-position-and-space-mode="label-alignment">
          <style:list-level-label-alignment text:label-followed-by="listtab" fo:margin-left="0.6875in" fo:text-indent="-0.1965in"/>
        </style:list-level-properties>
        <style:text-properties style:font-name="OpenSymbol"/>
      </text:list-level-style-bullet>
      <text:list-level-style-bullet text:level="3" text:style-name="WW_CharLFO2LVL3" text:bullet-char="•">
        <style:list-level-properties text:space-before="0.9819in" text:min-label-width="0.1965in" text:list-level-position-and-space-mode="label-alignment">
          <style:list-level-label-alignment text:label-followed-by="listtab" fo:margin-left="1.1784in" fo:text-indent="-0.1965in"/>
        </style:list-level-properties>
        <style:text-properties style:font-name="OpenSymbol"/>
      </text:list-level-style-bullet>
      <text:list-level-style-bullet text:level="4" text:style-name="WW_CharLFO2LVL4" text:bullet-char="•">
        <style:list-level-properties text:space-before="1.4729in" text:min-label-width="0.1965in" text:list-level-position-and-space-mode="label-alignment">
          <style:list-level-label-alignment text:label-followed-by="listtab" fo:margin-left="1.6694in" fo:text-indent="-0.1965in"/>
        </style:list-level-properties>
        <style:text-properties style:font-name="OpenSymbol"/>
      </text:list-level-style-bullet>
      <text:list-level-style-bullet text:level="5" text:style-name="WW_CharLFO2LVL5" text:bullet-char="•">
        <style:list-level-properties text:space-before="1.9638in" text:min-label-width="0.1965in" text:list-level-position-and-space-mode="label-alignment">
          <style:list-level-label-alignment text:label-followed-by="listtab" fo:margin-left="2.1604in" fo:text-indent="-0.1965in"/>
        </style:list-level-properties>
        <style:text-properties style:font-name="OpenSymbol"/>
      </text:list-level-style-bullet>
      <text:list-level-style-bullet text:level="6" text:style-name="WW_CharLFO2LVL6" text:bullet-char="•">
        <style:list-level-properties text:space-before="2.4548in" text:min-label-width="0.1965in" text:list-level-position-and-space-mode="label-alignment">
          <style:list-level-label-alignment text:label-followed-by="listtab" fo:margin-left="2.6513in" fo:text-indent="-0.1965in"/>
        </style:list-level-properties>
        <style:text-properties style:font-name="OpenSymbol"/>
      </text:list-level-style-bullet>
      <text:list-level-style-bullet text:level="7" text:style-name="WW_CharLFO2LVL7" text:bullet-char="•">
        <style:list-level-properties text:space-before="2.9458in" text:min-label-width="0.1965in" text:list-level-position-and-space-mode="label-alignment">
          <style:list-level-label-alignment text:label-followed-by="listtab" fo:margin-left="3.1423in" fo:text-indent="-0.1965in"/>
        </style:list-level-properties>
        <style:text-properties style:font-name="OpenSymbol"/>
      </text:list-level-style-bullet>
      <text:list-level-style-bullet text:level="8" text:style-name="WW_CharLFO2LVL8" text:bullet-char="•">
        <style:list-level-properties text:space-before="3.4368in" text:min-label-width="0.1965in" text:list-level-position-and-space-mode="label-alignment">
          <style:list-level-label-alignment text:label-followed-by="listtab" fo:margin-left="3.6333in" fo:text-indent="-0.1965in"/>
        </style:list-level-properties>
        <style:text-properties style:font-name="OpenSymbol"/>
      </text:list-level-style-bullet>
      <text:list-level-style-bullet text:level="9" text:style-name="WW_CharLFO2LVL9" text:bullet-char="•">
        <style:list-level-properties text:space-before="3.9277in" text:min-label-width="0.1965in" text:list-level-position-and-space-mode="label-alignment">
          <style:list-level-label-alignment text:label-followed-by="listtab" fo:margin-left="4.1243in" fo:text-indent="-0.1965in"/>
        </style:list-level-properties>
        <style:text-properties style:font-name="OpenSymbol"/>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Magoun</meta:initial-creator>
    <dc:creator>Chris Magoun</dc:creator>
    <meta:creation-date>2023-09-21T14:25:00Z</meta:creation-date>
    <dc:date>2023-10-18T19:18:00Z</dc:date>
    <meta:template xlink:href="Normal.dotm" xlink:type="simple"/>
    <meta:editing-cycles>20</meta:editing-cycles>
    <meta:editing-duration>PT8880S</meta:editing-duration>
    <meta:document-statistic meta:page-count="1" meta:paragraph-count="40" meta:word-count="3044" meta:character-count="20355" meta:row-count="144" meta:non-whitespace-character-count="17351"/>
  </office:meta>
</office:document-meta>
</file>